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fo:font-size="13pt" fo:font-style="normal" style:text-underline-style="none" fo:font-weight="bold" style:font-size-asian="13pt" style:font-style-asian="normal" style:font-weight-asian="bold" style:font-size-complex="13pt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13pt" fo:font-weight="bold" style:font-size-asian="13pt" style:font-weight-asian="bold" style:font-size-complex="13pt"/>
    </style:style>
    <style:style style:name="P7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Impact" fo:font-size="22pt" fo:font-style="normal" style:text-underline-style="none" style:font-name-asian="Impact1" style:font-size-asian="22pt" style:font-style-asian="normal" style:font-name-complex="Impact1" style:font-size-complex="22pt"/>
    </style:style>
    <style:style style:name="T2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4" style:family="text">
      <style:text-properties fo:font-variant="normal" fo:text-transform="none" fo:color="#000000" style:text-line-through-styl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5" style:family="text">
      <style:text-properties fo:font-variant="normal" fo:text-transform="none" fo:color="#000000" style:text-line-through-style="none" style:text-position="0% 100%" fo:font-size="13pt" fo:font-style="normal" style:text-underline-style="none" fo:font-weight="bold" style:font-size-asian="13pt" style:font-style-asian="normal" style:font-weight-asian="bold" style:font-size-complex="13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edemthor </text:span></text:p>
      <text:p text:style-name="P3"><text:span text:style-name="T2">X-lerion</text:span></text:p>
      <text:p text:style-name="P4"/>
      <text:p text:style-name="P3"><text:span text:style-name="T3">From the lands of darkness</text:span></text:p>
      <text:p text:style-name="P3"><text:span text:style-name="T3">come the end of our hopes</text:span></text:p>
      <text:p text:style-name="P3"><text:span text:style-name="T3">the future has being written</text:span></text:p>
      <text:p text:style-name="P3"><text:span text:style-name="T3">by the hands of the death!!!!</text:span></text:p>
      <text:p text:style-name="P4"/>
      <text:p text:style-name="P3"><text:span text:style-name="T3">now the earth its rumble</text:span></text:p>
      <text:p text:style-name="P3"><text:span text:style-name="T3">only it means the beginning of the fight</text:span></text:p>
      <text:p text:style-name="P3"><text:span text:style-name="T3">with his burning eyes</text:span></text:p>
      <text:p text:style-name="P3"><text:span text:style-name="T3">and black soul!!!</text:span></text:p>
      <text:p text:style-name="P4"/>
      <text:p text:style-name="P3"><text:span text:style-name="T3">run right now with our only hope</text:span></text:p>
      <text:p text:style-name="P3"><text:span text:style-name="T3">don’t turn back because</text:span></text:p>
      <text:p text:style-name="P3"><text:span text:style-name="T3">she need you, to be the one</text:span></text:p>
      <text:p text:style-name="P4"/>
      <text:p text:style-name="P3"><text:span text:style-name="T3">please complete this mission</text:span></text:p>
      <text:p text:style-name="P3"><text:span text:style-name="T3">or our future could be not seen by our eyes!!!!</text:span></text:p>
      <text:p text:style-name="P3"><text:span text:style-name="T3">could be not seen by our eyes!!!!<text:line-break/><text:line-break/></text:span><text:span text:style-name="T2">Xlerion - Español</text:span><text:span text:style-name="T3"><text:line-break/><text:line-break/>De las tierras de las tinieblas</text:span></text:p>
      <text:p text:style-name="P1"><text:span text:style-name="T3">llega el fin de nuestras esperanzas</text:span></text:p>
      <text:p text:style-name="P1"><text:span text:style-name="T3">el futuro ha sido escrito</text:span></text:p>
      <text:p text:style-name="P1"><text:span text:style-name="T2">¡¡¡¡por las manos de la muerte!!!!</text:span></text:p>
      <text:p text:style-name="P2"/>
      <text:p text:style-name="P1"><text:span text:style-name="T3">ahora retumba la tierra</text:span></text:p>
      <text:p text:style-name="P1"><text:span text:style-name="T3">solo significa el comienzo de la lucha</text:span></text:p>
      <text:p text:style-name="P1"><text:span text:style-name="T3">con sus ojos ardientes</text:span></text:p>
      <text:p text:style-name="P1"><text:span text:style-name="T2">¡¡¡y alma negra!!!</text:span></text:p>
      <text:p text:style-name="P2"/>
      <text:p text:style-name="P1"><text:span text:style-name="T3">corre ahora mismo con nuestra </text:span>única<text:span text:style-name="T3"> esperanza</text:span></text:p>
      <text:p text:style-name="P1"><text:span text:style-name="T3">no vuelvas </text:span>atrás<text:span text:style-name="T3"> porque</text:span></text:p>
      <text:p text:style-name="P1">ella te necesita, para ser la única</text:p>
      <text:p text:style-name="P2"/>
      <text:p text:style-name="P1"><text:span text:style-name="T3">por favor completa esta misión</text:span></text:p>
      <text:p text:style-name="P1"><text:span text:style-name="T2">¡¡¡¡o nuestro futuro </text:span><text:span text:style-name="T6">podría</text:span><text:span text:style-name="T2"> no ser visto por nuestros ojos!!!!</text:span></text:p>
      <text:p text:style-name="P1"><text:span text:style-name="T2">¡¡¡¡podría no ser visto por nuestros ojos!!!!</text:span></text:p>
      <text:p text:style-name="P3"/>
      <text:p text:style-name="P4"/>
      <text:p text:style-name="P4"/>
      <text:p text:style-name="P3"><text:soft-page-break/><text:span text:style-name="T4">Light of the sun</text:span></text:p>
      <text:p text:style-name="P4"/>
      <text:p text:style-name="P3"><text:span text:style-name="T3">dead warriors in everywhere</text:span></text:p>
      <text:p text:style-name="P3"><text:span text:style-name="T3">the silence surrounded by the evil dark</text:span></text:p>
      <text:p text:style-name="P3"><text:span text:style-name="T3">barking of wolves on the top of the hill</text:span></text:p>
      <text:p text:style-name="P3"><text:span text:style-name="T3">my heart can feel the pain</text:span></text:p>
      <text:p text:style-name="P4"/>
      <text:p text:style-name="P4"/>
      <text:p text:style-name="P3"><text:span text:style-name="T3">i run through the light </text:span></text:p>
      <text:p text:style-name="P3"><text:span text:style-name="T3">i feel the death behind me </text:span></text:p>
      <text:p text:style-name="P3"><text:span text:style-name="T3">this lands are so dark</text:span></text:p>
      <text:p text:style-name="P3"><text:span text:style-name="T3">i must to run</text:span></text:p>
      <text:p text:style-name="P4"/>
      <text:p text:style-name="P3"><text:span text:style-name="T3"><text:s/>I am just a young man who want to live</text:span></text:p>
      <text:p text:style-name="P3"><text:span text:style-name="T3"><text:s/>and they don’t understand th</text:span>is</text:p>
      <text:p text:style-name="P3"><text:span text:style-name="T3">they are behind me </text:span></text:p>
      <text:p text:style-name="P3"><text:span text:style-name="T3">and they want my soul!!!!</text:span></text:p>
      <text:p text:style-name="P4"/>
      <text:p text:style-name="P3"><text:span text:style-name="T3">I run through the light </text:span></text:p>
      <text:p text:style-name="P3"><text:span text:style-name="T3">i feel the death behind me </text:span></text:p>
      <text:p text:style-name="P3"><text:span text:style-name="T3">this lands are so dark</text:span></text:p>
      <text:p text:style-name="P3"><text:span text:style-name="T3">i must to run</text:span></text:p>
      <text:p text:style-name="P4"/>
      <text:p text:style-name="P3"><text:span text:style-name="T3">light of the sun!!!</text:span></text:p>
      <text:p text:style-name="P3"><text:span text:style-name="T3">please guide my soul</text:span></text:p>
      <text:p text:style-name="P3"><text:span text:style-name="T3">against to the evil darkness</text:span></text:p>
      <text:p text:style-name="P3"><text:span text:style-name="T3">who want to take al</text:span>l <text:span text:style-name="T3">!!!</text:span></text:p>
      <text:p text:style-name="P4"/>
      <text:p text:style-name="P4"/>
      <text:p text:style-name="P3"><text:span text:style-name="T3">light of the sun!!!</text:span></text:p>
      <text:p text:style-name="P3"><text:span text:style-name="T3">please guide my soul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8">Luz del sol - Español</text:span></text:p>
      <text:p text:style-name="P1"/>
      <text:p text:style-name="P1">guerreros muertos en todas partes</text:p>
      <text:p text:style-name="P1"><text:soft-page-break/>el silencio rodeado por la oscuridad maligna</text:p>
      <text:p text:style-name="P1">ladridos de lobos en lo alto de la colina</text:p>
      <text:p text:style-name="P1">mi corazon puede sentir el dolor</text:p>
      <text:p text:style-name="P1"><text:line-break/>corro a través de la luz </text:p>
      <text:p text:style-name="P1">siento la muerte detrás de mí </text:p>
      <text:p text:style-name="P1">esta tierra es tan oscura</text:p>
      <text:p text:style-name="P1">debo correr</text:p>
      <text:p text:style-name="P1"/>
      <text:p text:style-name="P1"><text:s/>Soy solo un joven que quiere vivir</text:p>
      <text:p text:style-name="P1"><text:s/>y ellos no lo entienden</text:p>
      <text:p text:style-name="P1">ellos están detrás de mí </text:p>
      <text:p text:style-name="P1">¡¡¡¡y quieren mi alma!!!!</text:p>
      <text:p text:style-name="P1"/>
      <text:p text:style-name="P1">Corro a través de la luz </text:p>
      <text:p text:style-name="P1">siento la muerte detrás de mí </text:p>
      <text:p text:style-name="P1">estas tierras son tan oscuras</text:p>
      <text:p text:style-name="P1">debo correr</text:p>
      <text:p text:style-name="P1"/>
      <text:p text:style-name="P1">¡¡¡luz del sol!!!</text:p>
      <text:p text:style-name="P1">por favor guia mi alma</text:p>
      <text:p text:style-name="P1">contra la malvada oscuridad</text:p>
      <text:p text:style-name="P1">¡¡¡¡¡ que quieren llevarse todo !!!!!</text:p>
      <text:p text:style-name="P1"/>
      <text:p text:style-name="P1"/>
      <text:p text:style-name="P1">¡¡¡luz del sol!!!</text:p>
      <text:p text:style-name="P1">por favor guia mi alma</text:p>
      <text:p text:style-name="P1"/>
      <text:p text:style-name="P1">contra la oscuridad maligna</text:p>
      <text:p text:style-name="P1">¡¡¡¡¡ que quieren llevarse todo !!!!!</text:p>
      <text:p text:style-name="P1"/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<text:span text:style-name="T5">kill To Live</text:span></text:p>
      <text:p text:style-name="P4"/>
      <text:p text:style-name="P3"><text:span text:style-name="T3"><text:s/>It's time to face our enemy</text:span></text:p>
      <text:p text:style-name="P3"><text:span text:style-name="T3">the zero time has come!!!!</text:span></text:p>
      <text:p text:style-name="P3"><text:soft-page-break/><text:span text:style-name="T3">you wont have mercy to they</text:span></text:p>
      <text:p text:style-name="P3"><text:span text:style-name="T3">and you will make him feel our power!!!!</text:span></text:p>
      <text:p text:style-name="P4"/>
      <text:p text:style-name="P3"><text:span text:style-name="T3">They don't have mercy with you</text:span></text:p>
      <text:p text:style-name="P3"><text:span text:style-name="T3">but our heavy metal army </text:span></text:p>
      <text:p text:style-name="P3">they will be dominated and destroyed<text:span text:style-name="T3"> </text:span></text:p>
      <text:p text:style-name="P3"><text:span text:style-name="T3">all this cursed </text:span>culture <text:span text:style-name="T3">!!!</text:span></text:p>
      <text:p text:style-name="P4"/>
      <text:p text:style-name="P3"><text:span text:style-name="T3">It's time to pray</text:span></text:p>
      <text:p text:style-name="P3"><text:span text:style-name="T3">to your god</text:span></text:p>
      <text:p text:style-name="P3"><text:span text:style-name="T3">run right now</text:span></text:p>
      <text:p text:style-name="P3"><text:span text:style-name="T3">because we will not stop</text:span></text:p>
      <text:p text:style-name="P3"><text:span text:style-name="T3">if you cant beat us</text:span></text:p>
      <text:p text:style-name="P3">it's better to run or pray for your death!!!!</text:p>
      <text:p text:style-name="P4"/>
      <text:p text:style-name="P3"><text:span text:style-name="T3">the dark mist will surround you</text:span></text:p>
      <text:p text:style-name="P3">Join us or you'll be dead.</text:p>
      <text:p text:style-name="P3">The dark power is rising.</text:p>
      <text:p text:style-name="P3"><text:span text:style-name="T3">live for him or die by him</text:span></text:p>
      <text:p text:style-name="P4"/>
      <text:p text:style-name="P1">But the earth is broken too,</text:p>
      <text:p text:style-name="P1">and the fire of hell... </text:p>
      <text:p text:style-name="P1">spreads from the earth.</text:p>
      <text:p text:style-name="P1">The lord of dark fire has come</text:p>
      <text:p text:style-name="P1">to conquer the divine sky.</text:p>
      <text:p text:style-name="P4"/>
      <text:p text:style-name="P3"><text:span text:style-name="T3">its time to pray</text:span></text:p>
      <text:p text:style-name="P3"><text:span text:style-name="T3">to your god</text:span></text:p>
      <text:p text:style-name="P3"><text:span text:style-name="T3">run right now</text:span></text:p>
      <text:p text:style-name="P3"><text:span text:style-name="T3">because we wont be stop</text:span></text:p>
      <text:p text:style-name="P3"><text:span text:style-name="T3">if you cant beat us</text:span></text:p>
      <text:p text:style-name="P3">it's better to run or pray for your death!!!!</text:p>
      <text:p text:style-name="P4"/>
      <text:p text:style-name="P3"><text:span text:style-name="T3">its time to face our enemy</text:span></text:p>
      <text:p text:style-name="P3"><text:span text:style-name="T3">the zero hour has come!!!!</text:span></text:p>
      <text:p text:style-name="P3"><text:span text:style-name="T3">you wont have mercy to they</text:span></text:p>
      <text:p text:style-name="P3"><text:span text:style-name="T3">and you will make him feel our power!!!!</text:span></text:p>
      <text:p text:style-name="P4"/>
      <text:p text:style-name="P1">But the earth is broken too,</text:p>
      <text:p text:style-name="P1">and the fire of hell... </text:p>
      <text:p text:style-name="P1">spreads from the earth.</text:p>
      <text:p text:style-name="P1">The lord of dark fire has come</text:p>
      <text:p text:style-name="P1">to conquer the divine sky.</text:p>
      <text:p text:style-name="P3"/>
      <text:p text:style-name="P4"><text:soft-page-break/></text:p>
      <text:p text:style-name="P3"><text:span text:style-name="T3">its time to pray</text:span></text:p>
      <text:p text:style-name="P3"><text:span text:style-name="T3">to your god</text:span></text:p>
      <text:p text:style-name="P3"><text:span text:style-name="T3">run right now</text:span></text:p>
      <text:p text:style-name="P3"><text:span text:style-name="T3">because we wont be stop</text:span></text:p>
      <text:p text:style-name="P3"><text:span text:style-name="T3">if you cant beat us</text:span></text:p>
      <text:p text:style-name="P3">it's better to run or pray for your death!!!!</text:p>
      <text:p text:style-name="P3">it's better to run or pray for your death!!!!</text:p>
      <text:p text:style-name="P3"/>
      <text:p text:style-name="P3"/>
      <text:p text:style-name="P1"><text:span text:style-name="T7">Matar para vivir - Español</text:span></text:p>
      <text:p text:style-name="P1"/>
      <text:p text:style-name="P1"><text:s/>Es hora de enfrentarnos a nuestro enemigo</text:p>
      <text:p text:style-name="P1">¡¡¡¡la hora cero ha llegado!!!!</text:p>
      <text:p text:style-name="P1">no tendrás piedad de ellos</text:p>
      <text:p text:style-name="P1">¡¡¡¡y le harás sentir nuestro poder!!!!</text:p>
      <text:p text:style-name="P1"/>
      <text:p text:style-name="P1">Ellos no tienen piedad contigo</text:p>
      <text:p text:style-name="P1">pero nuestro ejército de heavy metal </text:p>
      <text:p text:style-name="P1">serán dominados y destruidos </text:p>
      <text:p text:style-name="P1">¡¡toda esta maldita cultura !!</text:p>
      <text:p text:style-name="P1"/>
      <text:p text:style-name="P1">Es hora de rezar</text:p>
      <text:p text:style-name="P1">a tu dios</text:p>
      <text:p text:style-name="P1">corre ahora mismo</text:p>
      <text:p text:style-name="P1">porque no nos detendremos</text:p>
      <text:p text:style-name="P1">si no puedes vencernos</text:p>
      <text:p text:style-name="P1">¡¡¡es mejor correr o rezar por tu muerte!!</text:p>
      <text:p text:style-name="P1"/>
      <text:p text:style-name="P1">la niebla oscura te rodeará</text:p>
      <text:p text:style-name="P1">Únete a nosotros o morirás.</text:p>
      <text:p text:style-name="P1">El poder oscuro se alza.</text:p>
      <text:p text:style-name="P1">vive para él o muere por él</text:p>
      <text:p text:style-name="P1"/>
      <text:p text:style-name="P1">Pero la tierra también está rota,</text:p>
      <text:p text:style-name="P1">y el fuego del infierno... </text:p>
      <text:p text:style-name="P1">se extiende desde la tierra.</text:p>
      <text:p text:style-name="P1">El señor del fuego oscuro ha venido</text:p>
      <text:p text:style-name="P1">para conquistar el cielo divino.</text:p>
      <text:p text:style-name="P1"/>
      <text:p text:style-name="P1"/>
      <text:p text:style-name="P1">es hora de rezar</text:p>
      <text:p text:style-name="P1">a tu dios</text:p>
      <text:p text:style-name="P1">corre ahora mismo</text:p>
      <text:p text:style-name="P1"><text:soft-page-break/>porque no nos detendrás</text:p>
      <text:p text:style-name="P1">si no puedes vencernos</text:p>
      <text:p text:style-name="P1">¡¡¡¡es mejor correr o rezar por tu muerte!!!!</text:p>
      <text:p text:style-name="P1"/>
      <text:p text:style-name="P1">es hora de enfrentarse a nuestro enemigo</text:p>
      <text:p text:style-name="P1">¡¡¡¡la hora cero ha llegado!!!!</text:p>
      <text:p text:style-name="P1">no tendrás piedad de ellos</text:p>
      <text:p text:style-name="P1">¡¡¡¡y le harás sentir nuestro poder!!!!</text:p>
      <text:p text:style-name="P1"/>
      <text:p text:style-name="P1">Pero la tierra también está rota,</text:p>
      <text:p text:style-name="P1">y el fuego del infierno... </text:p>
      <text:p text:style-name="P1">se extiende desde la tierra.</text:p>
      <text:p text:style-name="P1">El señor del fuego oscuro ha venido</text:p>
      <text:p text:style-name="P1">para conquistar el cielo divino.</text:p>
      <text:p text:style-name="P1"/>
      <text:p text:style-name="P1"/>
      <text:p text:style-name="P1">es hora de rezar</text:p>
      <text:p text:style-name="P1">a tu dios</text:p>
      <text:p text:style-name="P1">corre ahora mismo</text:p>
      <text:p text:style-name="P1">porque no nos detendrás</text:p>
      <text:p text:style-name="P1">si no puedes vencernos</text:p>
      <text:p text:style-name="P1">¡¡¡¡es mejor correr o rezar por tu muerte!!!!</text:p>
      <text:p text:style-name="P1">¡¡¡¡es mejor correr o rezar por tu muerte!!!!</text:p>
      <text:p text:style-name="P3"/>
      <text:p text:style-name="P4"/>
      <text:p text:style-name="P5"/>
      <text:p text:style-name="P3"><text:span text:style-name="T5">The Last Word</text:span></text:p>
      <text:p text:style-name="P4"/>
      <text:p text:style-name="P3"><text:span text:style-name="T3">destruction!!!</text:span></text:p>
      <text:p text:style-name="P3"><text:span text:style-name="T3">the wor</text:span>k<text:span text:style-name="T3">s of the new world</text:span></text:p>
      <text:p text:style-name="P3"><text:span text:style-name="T3">the seven seas are dry by the nuclear holocaust</text:span></text:p>
      <text:p text:style-name="P3"><text:span text:style-name="T3">ashes!!!!</text:span></text:p>
      <text:p text:style-name="P3"><text:span text:style-name="T3">from all humans generations</text:span></text:p>
      <text:p text:style-name="P3"><text:span text:style-name="T3">who has challenge the X-lerion empire</text:span></text:p>
      <text:p text:style-name="P4"/>
      <text:p text:style-name="P3"><text:span text:style-name="T3">we don’t fear to our destiny</text:span></text:p>
      <text:p text:style-name="P3"><text:span text:style-name="T3">we wont die now</text:span></text:p>
      <text:p text:style-name="P3"><text:span text:style-name="T3">we want to see your dammit face</text:span></text:p>
      <text:p text:style-name="P3"><text:span text:style-name="T3">in the threshold of hell!!!!!</text:span></text:p>
      <text:p text:style-name="P4"/>
      <text:p text:style-name="P3"><text:span text:style-name="T3">fight until die</text:span></text:p>
      <text:p text:style-name="P3"><text:span text:style-name="T3">and reconquer your lost lands</text:span></text:p>
      <text:p text:style-name="P3"><text:span text:style-name="T3">show no mercy but show your sword with rage</text:span></text:p>
      <text:p text:style-name="P3"><text:span text:style-name="T3">hear my last word warrior</text:span></text:p>
      <text:p text:style-name="P3"><text:soft-page-break/><text:span text:style-name="T3">fight for your freedom</text:span></text:p>
      <text:p text:style-name="P3"><text:span text:style-name="T3">or fight for your soul!!!</text:span></text:p>
      <text:p text:style-name="P4"/>
      <text:p text:style-name="P3"><text:span text:style-name="T3">we don’t fear to our destiny</text:span></text:p>
      <text:p text:style-name="P3"><text:span text:style-name="T3">we wont die now</text:span></text:p>
      <text:p text:style-name="P3"><text:span text:style-name="T3">we want to see your dammit face</text:span></text:p>
      <text:p text:style-name="P3"><text:span text:style-name="T3">in the threshold of hell!!!!!</text:span></text:p>
      <text:p text:style-name="P4"/>
      <text:p text:style-name="P3"><text:span text:style-name="T3">i will give my life for my lands</text:span></text:p>
      <text:p text:style-name="P3"><text:span text:style-name="T3">i will give <text:s/>my soul for clan</text:span></text:p>
      <text:p text:style-name="P3"><text:span text:style-name="T3">i will drink your venous blood from you</text:span></text:p>
      <text:p text:style-name="P3"><text:span text:style-name="T3">to rise again thanks to your death!!!!!</text:span></text:p>
      <text:p text:style-name="P4"/>
      <text:p text:style-name="P3"><text:span text:style-name="T3">in the threshold of hell!!!!!</text:span></text:p>
      <text:p text:style-name="P4"/>
      <text:p text:style-name="P3"><text:span text:style-name="T3">i will give my life for my lands</text:span></text:p>
      <text:p text:style-name="P3"><text:span text:style-name="T3">i will give <text:s/>my soul for clan</text:span></text:p>
      <text:p text:style-name="P3"><text:span text:style-name="T3">i will drink your venous blood from you</text:span></text:p>
      <text:p text:style-name="P3"><text:span text:style-name="T3">to rise again thanks to your death!!!!!</text:span></text:p>
      <text:p text:style-name="P3"/>
      <text:p text:style-name="P3"/>
      <text:p text:style-name="P1"><text:span text:style-name="T8">La última palabra - Español</text:span></text:p>
      <text:p text:style-name="P1"/>
      <text:p text:style-name="P1"><text:span text:style-name="T6">¡¡¡destrucción!!!</text:span></text:p>
      <text:p text:style-name="P1">las obras del nuevo mundo</text:p>
      <text:p text:style-name="P1">los siete mares se secan por el holocausto nuclear</text:p>
      <text:p text:style-name="P1"><text:span text:style-name="T6">¡¡¡¡cenizas!!!!</text:span></text:p>
      <text:p text:style-name="P1">de todas las generaciones humanas</text:p>
      <text:p text:style-name="P1">que ha desafiado al imperio X-lerion</text:p>
      <text:p text:style-name="P1"/>
      <text:p text:style-name="P1">no tememos a nuestro destino</text:p>
      <text:p text:style-name="P1">no moriremos ahora</text:p>
      <text:p text:style-name="P1">queremos ver tu maldita cara</text:p>
      <text:p text:style-name="P1">¡¡¡¡¡en el umbral del infierno!!!!!</text:p>
      <text:p text:style-name="P1"/>
      <text:p text:style-name="P1">lucha hasta morir</text:p>
      <text:p text:style-name="P1">y reconquistar tus tierras perdidas</text:p>
      <text:p text:style-name="P1">no muestres piedad pero muestra tu espada con rabia</text:p>
      <text:p text:style-name="P1">escucha mi última palabra guerrero</text:p>
      <text:p text:style-name="P1">lucha por tu libertad</text:p>
      <text:p text:style-name="P1">o lucha por tu alma</text:p>
      <text:p text:style-name="P1"/>
      <text:p text:style-name="P1">no tememos a nuestro destino</text:p>
      <text:p text:style-name="P1">no moriremos ahora</text:p>
      <text:p text:style-name="P1"><text:soft-page-break/>queremos ver tu maldita cara</text:p>
      <text:p text:style-name="P1">¡¡¡¡¡en el umbral del infierno!!!!!</text:p>
      <text:p text:style-name="P1"/>
      <text:p text:style-name="P1">daré mi vida por mis tierras</text:p>
      <text:p text:style-name="P1">daré mi alma por el clan</text:p>
      <text:p text:style-name="P1">beberé tu sangre venosa</text:p>
      <text:p text:style-name="P1">¡¡¡¡¡para resucitar gracias a tu muerte!!!!!</text:p>
      <text:p text:style-name="P1"/>
      <text:p text:style-name="P1"/>
      <text:p text:style-name="P1">daré mi vida por mis tierras</text:p>
      <text:p text:style-name="P1">daré mi alma por el clan</text:p>
      <text:p text:style-name="P1">beberé de ti tu sangre venosa</text:p>
      <text:p text:style-name="P1">¡¡¡¡¡para resucitar gracias a tu muerte!!!!!</text:p>
      <text:p text:style-name="P3"/>
      <text:p text:style-name="P3"><text:span text:style-name="T3"><text:s text:c="2"/></text:span></text:p>
      <text:p text:style-name="P3"><text:span text:style-name="T3">Red tormenthor</text:span></text:p>
      <text:p text:style-name="P4"/>
      <text:p text:style-name="P4"/>
      <text:p text:style-name="P3"><text:span text:style-name="T3">Red tormenthor !!!</text:span></text:p>
      <text:p text:style-name="P3"><text:span text:style-name="T3">the final weapon of the human mankind</text:span></text:p>
      <text:p text:style-name="P3"><text:span text:style-name="T3">bloody heaven !!!</text:span></text:p>
      <text:p text:style-name="P3"><text:span text:style-name="T3">tears from the human´s god</text:span></text:p>
      <text:p text:style-name="P4"/>
      <text:p text:style-name="P3"><text:span text:style-name="T3">massive destruction !!!</text:span></text:p>
      <text:p text:style-name="P3"><text:span text:style-name="T3">imminent death imminent faith</text:span></text:p>
      <text:p text:style-name="P3">Nuclear<text:span text:style-name="T3"> Holocaust !!!</text:span></text:p>
      <text:p text:style-name="P3"><text:span text:style-name="T3">i see all dying</text:span></text:p>
      <text:p text:style-name="P4"/>
      <text:p text:style-name="P3"><text:span text:style-name="T3">this is my perspective of darkness</text:span></text:p>
      <text:p text:style-name="P3"><text:span text:style-name="T3">and this is my oath with the destiny</text:span></text:p>
      <text:p text:style-name="P3"><text:span text:style-name="T3">my perspective of darkness</text:span></text:p>
      <text:p text:style-name="P3">Look what I see<text:span text:style-name="T3"> </text:span></text:p>
      <text:p text:style-name="P3"><text:span text:style-name="T3">forever!!!!</text:span></text:p>
      <text:p text:style-name="P4"/>
      <text:p text:style-name="P4"/>
      <text:p text:style-name="P1"><text:span text:style-name="T8">Tormentor rojo - Español</text:span></text:p>
      <text:p text:style-name="P1"/>
      <text:p text:style-name="P1"/>
      <text:p text:style-name="P1">¡¡¡Tormento rojo !!!</text:p>
      <text:p text:style-name="P1">el arma final de la humanidad humana</text:p>
      <text:p text:style-name="P1">¡¡¡cielo Sangriento !!!</text:p>
      <text:p text:style-name="P1">lágrimas del dios de los humanos</text:p>
      <text:p text:style-name="P1"/>
      <text:p text:style-name="P1">destrucción masiva</text:p>
      <text:p text:style-name="P1"><text:soft-page-break/>muerte inminente, fe inminente</text:p>
      <text:p text:style-name="P1">¡¡¡holocausto nuclear !!!</text:p>
      <text:p text:style-name="P1">veo a todos muriendo.</text:p>
      <text:p text:style-name="P1"/>
      <text:p text:style-name="P1">esta es mi perspectiva de oscuridad</text:p>
      <text:p text:style-name="P1">y este es mi juramento con el destino</text:p>
      <text:p text:style-name="P1">mi perspectiva de la oscuridad</text:p>
      <text:p text:style-name="P1">Mira lo que veo </text:p>
      <text:p text:style-name="P1">¡¡¡¡para siempre!!!!</text:p>
      <text:p text:style-name="P3"/>
      <text:p text:style-name="P3"/>
      <text:p text:style-name="P3"/>
      <text:p text:style-name="P3"><text:span text:style-name="T5">Soul Of Fire</text:span></text:p>
      <text:p text:style-name="P4"/>
      <text:p text:style-name="P3"><text:span text:style-name="T3">Far beyond of the life</text:span></text:p>
      <text:p text:style-name="P3"><text:span text:style-name="T3">i cant see a hope in this war</text:span></text:p>
      <text:p text:style-name="P3"><text:span text:style-name="T3">far beyond of this war</text:span></text:p>
      <text:p text:style-name="P3"><text:span text:style-name="T3">i can see the death on my back!!!</text:span></text:p>
      <text:p text:style-name="P4"/>
      <text:p text:style-name="P3"><text:span text:style-name="T3">i don’t want to die</text:span></text:p>
      <text:p text:style-name="P3"><text:span text:style-name="T3">in this cursed war</text:span></text:p>
      <text:p text:style-name="P3">I don't<text:span text:style-name="T3"> want to face!!!</text:span></text:p>
      <text:p text:style-name="P3">To <text:span text:style-name="T3">the frozen arms of the death!!!!</text:span></text:p>
      <text:p text:style-name="P4"/>
      <text:p text:style-name="P3">Dont <text:span text:style-name="T3">turn your back</text:span></text:p>
      <text:p text:style-name="P3"><text:span text:style-name="T3">if you want to survive to this nightmare</text:span></text:p>
      <text:p text:style-name="P3"><text:span text:style-name="T3">run, run, run!!!!</text:span></text:p>
      <text:p text:style-name="P3"><text:span text:style-name="T3">its the only way to leave from here </text:span></text:p>
      <text:p text:style-name="P3"><text:span text:style-name="T3">for now!!!!</text:span></text:p>
      <text:p text:style-name="P4"/>
      <text:p text:style-name="P3"><text:span text:style-name="T3">i don’t want to die</text:span></text:p>
      <text:p text:style-name="P3"><text:span text:style-name="T3">in this cursed war</text:span></text:p>
      <text:p text:style-name="P3"><text:span text:style-name="T3">i don’t want to face!!!</text:span></text:p>
      <text:p text:style-name="P3">To <text:span text:style-name="T3">the frozen arms of the death!!!!</text:span></text:p>
      <text:p text:style-name="P4"/>
      <text:p text:style-name="P3"><text:span text:style-name="T3">SOUL OF FIRE</text:span></text:p>
      <text:p text:style-name="P3"><text:span text:style-name="T3">burning my heart</text:span></text:p>
      <text:p text:style-name="P4"/>
      <text:p text:style-name="P3"><text:span text:style-name="T3">SOUL OF FIRE</text:span></text:p>
      <text:p text:style-name="P3"><text:span text:style-name="T3">break my faith!!!</text:span></text:p>
      <text:p text:style-name="P4"/>
      <text:p text:style-name="P3"><text:span text:style-name="T3">SOUL OF FIRE</text:span></text:p>
      <text:p text:style-name="P4"/>
      <text:p text:style-name="P3"><text:span text:style-name="T3">SOUL OF FIRE</text:span></text:p>
      <text:p text:style-name="P4"><text:soft-page-break/></text:p>
      <text:p text:style-name="P4"/>
      <text:p text:style-name="P3"><text:span text:style-name="T3">Walking through this living hell</text:span></text:p>
      <text:p text:style-name="P3"><text:span text:style-name="T3">they are all behind us</text:span></text:p>
      <text:p text:style-name="P3"><text:span text:style-name="T3">seeking our blood</text:span></text:p>
      <text:p text:style-name="P3"><text:span text:style-name="T3">to </text:span>disappear forever<text:span text:style-name="T3">!!!!</text:span></text:p>
      <text:p text:style-name="P3"/>
      <text:p text:style-name="P3"/>
      <text:p text:style-name="P3"/>
      <text:p text:style-name="P3"/>
      <text:p text:style-name="P1"><text:span text:style-name="T8">Alma de fuego - Español</text:span></text:p>
      <text:p text:style-name="P1"/>
      <text:p text:style-name="P1">Más allá de la vida</text:p>
      <text:p text:style-name="P1">no veo esperanza en esta guerra</text:p>
      <text:p text:style-name="P1">más allá de esta guerra</text:p>
      <text:p text:style-name="P1">¡¡¡puedo ver la muerte en mi espalda!!!</text:p>
      <text:p text:style-name="P1"/>
      <text:p text:style-name="P1">no quiero morir</text:p>
      <text:p text:style-name="P1">en esta maldita guerra</text:p>
      <text:p text:style-name="P1">¡¡¡no quiero enfrentarme!!!</text:p>
      <text:p text:style-name="P1">¡¡¡¡a los brazos helados de la muerte!!!!</text:p>
      <text:p text:style-name="P1"/>
      <text:p text:style-name="P1">No le des la espalda</text:p>
      <text:p text:style-name="P1">si quieres sobrevivir a esta pesadilla</text:p>
      <text:p text:style-name="P1">¡¡¡¡corre, corre, corre!!!!</text:p>
      <text:p text:style-name="P1">es la única manera de salir de aquí </text:p>
      <text:p text:style-name="P1">¡¡¡¡por ahora!!!!</text:p>
      <text:p text:style-name="P1"/>
      <text:p text:style-name="P1">no quiero morir</text:p>
      <text:p text:style-name="P1">en esta guerra maldita</text:p>
      <text:p text:style-name="P1">¡¡¡no quiero enfrentarme!!!</text:p>
      <text:p text:style-name="P1">¡¡¡¡a los brazos helados de la muerte!!!!</text:p>
      <text:p text:style-name="P1"/>
      <text:p text:style-name="P1">ALMA DE FUEGO</text:p>
      <text:p text:style-name="P1">quemando mi corazon</text:p>
      <text:p text:style-name="P1"/>
      <text:p text:style-name="P1">ALMA DE FUEGO</text:p>
      <text:p text:style-name="P1">¡¡¡rompe mi fe!!!</text:p>
      <text:p text:style-name="P1"/>
      <text:p text:style-name="P1">ALMA DE FUEGO</text:p>
      <text:p text:style-name="P1"/>
      <text:p text:style-name="P1">ALMA DE FUEGO</text:p>
      <text:p text:style-name="P1"/>
      <text:p text:style-name="P1"/>
      <text:p text:style-name="P1"><text:soft-page-break/>Caminando por este infierno viviente</text:p>
      <text:p text:style-name="P1">todos están detrás de nosotros</text:p>
      <text:p text:style-name="P1">buscando nuestra sangre</text:p>
      <text:p text:style-name="P1">¡¡¡¡para desaparecerla por siempre!!!!</text:p>
      <text:p text:style-name="P3"/>
      <text:p text:style-name="P4"/>
      <text:p text:style-name="P6"/>
      <text:p text:style-name="P3"><text:span text:style-name="T5">War of Pride</text:span></text:p>
      <text:p text:style-name="P4"/>
      <text:p text:style-name="P3"><text:span text:style-name="T3">Look to the sky brave warrior</text:span></text:p>
      <text:p text:style-name="P3"><text:span text:style-name="T3">now you are the only </text:span></text:p>
      <text:p text:style-name="P3"><text:span text:style-name="T3">survivor of this war!!!!</text:span></text:p>
      <text:p text:style-name="P4"/>
      <text:p text:style-name="P3"><text:span text:style-name="T3">the battle its hard </text:span></text:p>
      <text:p text:style-name="P3"><text:span text:style-name="T3">but your mind its more</text:span></text:p>
      <text:p text:style-name="P3"><text:span text:style-name="T3">don’t surrender to the evil </text:span></text:p>
      <text:p text:style-name="P3"><text:span text:style-name="T3">Force!!!!!</text:span></text:p>
      <text:p text:style-name="P4"/>
      <text:p text:style-name="P3"><text:span text:style-name="T3">show your sword </text:span></text:p>
      <text:p text:style-name="P3"><text:span text:style-name="T3">show your sword </text:span></text:p>
      <text:p text:style-name="P3"><text:span text:style-name="T3">to the moon!!!!</text:span></text:p>
      <text:p text:style-name="P3"><text:span text:style-name="T3">claim for your victory</text:span></text:p>
      <text:p text:style-name="P3"><text:span text:style-name="T3">rise your shield to the sun</text:span></text:p>
      <text:p text:style-name="P3"><text:span text:style-name="T3">rise your shield to the sun</text:span></text:p>
      <text:p text:style-name="P3"><text:span text:style-name="T3">and pray for your honor </text:span></text:p>
      <text:p text:style-name="P3"><text:span text:style-name="T3">right now!!!!!</text:span></text:p>
      <text:p text:style-name="P4"/>
      <text:p text:style-name="P3"><text:span text:style-name="T3">search for more </text:span></text:p>
      <text:p text:style-name="P3"><text:span text:style-name="T3">warriors</text:span></text:p>
      <text:p text:style-name="P3"><text:span text:style-name="T3">to complete once again</text:span></text:p>
      <text:p text:style-name="P3"><text:span text:style-name="T3">the metal army</text:span></text:p>
      <text:p text:style-name="P4"/>
      <text:p text:style-name="P3"><text:span text:style-name="T3">training they and convert</text:span></text:p>
      <text:p text:style-name="P3"><text:span text:style-name="T3">in your disciples </text:span></text:p>
      <text:p text:style-name="P3"><text:span text:style-name="T3">and go again </text:span></text:p>
      <text:p text:style-name="P3"><text:span text:style-name="T3">to <text:s/>the holy war!!!!</text:span></text:p>
      <text:p text:style-name="P4"/>
      <text:p text:style-name="P3"><text:span text:style-name="T3">show your sword </text:span></text:p>
      <text:p text:style-name="P3"><text:span text:style-name="T3">show your sword </text:span></text:p>
      <text:p text:style-name="P3"><text:span text:style-name="T3">to the moon!!!!</text:span></text:p>
      <text:p text:style-name="P3"><text:span text:style-name="T3">claim for your victory</text:span></text:p>
      <text:p text:style-name="P3"><text:span text:style-name="T3">rise your shield to the sun</text:span></text:p>
      <text:p text:style-name="P3"><text:span text:style-name="T3">rise your shield to the sun</text:span></text:p>
      <text:p text:style-name="P3"><text:span text:style-name="T3">and pray for your honor </text:span></text:p>
      <text:p text:style-name="P3"><text:soft-page-break/><text:span text:style-name="T3">right now!!!!!</text:span></text:p>
      <text:p text:style-name="P4"/>
      <text:p text:style-name="P3"><text:span text:style-name="T3">show your sword </text:span></text:p>
      <text:p text:style-name="P3"><text:span text:style-name="T3">show your sword </text:span></text:p>
      <text:p text:style-name="P3"><text:span text:style-name="T3">to the moon!!!!</text:span></text:p>
      <text:p text:style-name="P3"><text:span text:style-name="T3">claim for your victory</text:span></text:p>
      <text:p text:style-name="P3"><text:span text:style-name="T3">rise your shield to the sun</text:span></text:p>
      <text:p text:style-name="P3"><text:span text:style-name="T3">rise your shield to the sun</text:span></text:p>
      <text:p text:style-name="P3"><text:span text:style-name="T3">and pray for your honor </text:span></text:p>
      <text:p text:style-name="P3"><text:span text:style-name="T3">right now!!!!!</text:span></text:p>
      <text:p text:style-name="P3"/>
      <text:p text:style-name="P3"/>
      <text:p text:style-name="P1"><text:span text:style-name="T8">Guerra de orgullo - Español</text:span></text:p>
      <text:p text:style-name="P1"/>
      <text:p text:style-name="P1">Mira al cielo valiente guerrero</text:p>
      <text:p text:style-name="P1">ahora eres el único </text:p>
      <text:p text:style-name="P1">¡¡¡¡superviviente de esta guerra!!!!</text:p>
      <text:p text:style-name="P1"/>
      <text:p text:style-name="P1">la batalla es dura </text:p>
      <text:p text:style-name="P1">pero tu mente lo es más</text:p>
      <text:p text:style-name="P1">no te rindas a la malvada </text:p>
      <text:p text:style-name="P1">¡¡¡¡¡Fuerza!!!!!</text:p>
      <text:p text:style-name="P1"/>
      <text:p text:style-name="P1">muestra tu espada </text:p>
      <text:p text:style-name="P1">muestra tu espada </text:p>
      <text:p text:style-name="P1">¡¡¡¡a la luna!!!!</text:p>
      <text:p text:style-name="P1">reclama tu victoria</text:p>
      <text:p text:style-name="P1">alza tu escudo al sol</text:p>
      <text:p text:style-name="P1">alza tu escudo al sol</text:p>
      <text:p text:style-name="P1">y ruega por tu honor </text:p>
      <text:p text:style-name="P1">¡¡¡¡¡ahora mismo!!!!!</text:p>
      <text:p text:style-name="P1"/>
      <text:p text:style-name="P1">busca más </text:p>
      <text:p text:style-name="P1">guerreros</text:p>
      <text:p text:style-name="P1">para completar una vez más</text:p>
      <text:p text:style-name="P1">el ejército de metal</text:p>
      <text:p text:style-name="P1"/>
      <text:p text:style-name="P1">entrenarlos y convertirlos</text:p>
      <text:p text:style-name="P1">en sus discípulos </text:p>
      <text:p text:style-name="P1">e ir de nuevo </text:p>
      <text:p text:style-name="P1">¡¡¡¡a la santa guerra!!!!</text:p>
      <text:p text:style-name="P1"/>
      <text:p text:style-name="P1">muestra tu espada </text:p>
      <text:p text:style-name="P1">muestra tu espada </text:p>
      <text:p text:style-name="P1"><text:soft-page-break/>¡¡¡¡a la luna!!!!</text:p>
      <text:p text:style-name="P1">reclama tu victoria</text:p>
      <text:p text:style-name="P1">alza tu escudo al sol</text:p>
      <text:p text:style-name="P1">alza tu escudo al sol</text:p>
      <text:p text:style-name="P1">y ruega por tu honor </text:p>
      <text:p text:style-name="P1">¡¡¡¡¡ahora mismo!!!!!</text:p>
      <text:p text:style-name="P1"/>
      <text:p text:style-name="P1">muestra tu espada </text:p>
      <text:p text:style-name="P1">muestra tu espada </text:p>
      <text:p text:style-name="P1">¡¡¡¡a la luna!!!!</text:p>
      <text:p text:style-name="P1">clama por tu victoria</text:p>
      <text:p text:style-name="P1">alza tu escudo al sol</text:p>
      <text:p text:style-name="P1">alza tu escudo al sol</text:p>
      <text:p text:style-name="P1">y ruega por tu honor </text:p>
      <text:p text:style-name="P1">¡¡¡¡¡ahora mismo!!!!!</text:p>
      <text:p text:style-name="P3"/>
      <text:p text:style-name="P3"/>
      <text:p text:style-name="P4"/>
      <text:p text:style-name="P3"><text:span text:style-name="T3">Total Darkness</text:span></text:p>
      <text:p text:style-name="P4"/>
      <text:p text:style-name="P4"/>
      <text:p text:style-name="P3">Now everything happens slowly.</text:p>
      <text:p text:style-name="P3"><text:span text:style-name="T3">I see how my people die</text:span></text:p>
      <text:p text:style-name="P3"><text:span text:style-name="T3">i hear his laments until they fall</text:span></text:p>
      <text:p text:style-name="P3"><text:span text:style-name="T3">and the darkness invade my dreams</text:span></text:p>
      <text:p text:style-name="P4"/>
      <text:p text:style-name="P3"><text:span text:style-name="T3">Please god of Metal </text:span></text:p>
      <text:p text:style-name="P3"><text:span text:style-name="T3">give me knowledge</text:span></text:p>
      <text:p text:style-name="P3"><text:span text:style-name="T3">to confront my fears</text:span></text:p>
      <text:p text:style-name="P3"><text:span text:style-name="T3">Please god Of Metal </text:span></text:p>
      <text:p text:style-name="P3"><text:span text:style-name="T3">Give me the light </text:span></text:p>
      <text:p text:style-name="P3"><text:span text:style-name="T3">to face the darkness in my mind</text:span></text:p>
      <text:p text:style-name="P3"><text:span text:style-name="T3">to face the darkness in my mind</text:span></text:p>
      <text:p text:style-name="P3"/>
      <text:p text:style-name="P3"/>
      <text:p text:style-name="P3"/>
      <text:p text:style-name="P1"><text:span text:style-name="T8">Oscuridad Total - Español</text:span></text:p>
      <text:p text:style-name="P1"/>
      <text:p text:style-name="P1"/>
      <text:p text:style-name="P1">Ahora todo sucede lentamente.</text:p>
      <text:p text:style-name="P1">Veo como mi gente muere</text:p>
      <text:p text:style-name="P1">oigo sus lamentos hasta que caen</text:p>
      <text:p text:style-name="P1">y la oscuridad invade mis sueños</text:p>
      <text:p text:style-name="P1"/>
      <text:p text:style-name="P1"><text:soft-page-break/>Por favor dios del Metal </text:p>
      <text:p text:style-name="P1">dame conocimiento</text:p>
      <text:p text:style-name="P1">para afrontar mis miedos</text:p>
      <text:p text:style-name="P1">Por favor dios del Metal </text:p>
      <text:p text:style-name="P1">dame la luz </text:p>
      <text:p text:style-name="P1">para enfrentar la oscuridad en mi mente</text:p>
      <text:p text:style-name="P1">para enfrentar la oscuridad en mi ment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mpact" svg:font-family="Impac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Impact1" svg:font-family="Impact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O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CO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4" meta:paragraph-count="417" meta:word-count="2002" meta:character-count="10491"/>
  </office:meta>
</office:document-meta>
</file>